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935.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office:annotation draw:style-name="gr1" draw:text-style-name="P2" svg:width="280.6pt" svg:height="2840.31pt" svg:x="81.38pt" svg:y="1073.57pt" draw:caption-point-x="-11.54pt" draw:caption-point-y="-1073.28pt">
              <dc:date>2024-08-05T00:00:00</dc:date>
              <text:p text:style-name="P1">link https://sites.google.com/view/photoboothrentalnearsandimas/home</text:p>
              <text:p text:style-name="P1"><text:tab/>-Erin Edwards</text:p>
              <text:p text:style-name="P1">----</text:p>
              <text:p text:style-name="P1">document https://docs.google.com/document/d/1S_rAw4JW2h3tr_Wi9eoiV670LJ6Xo-9L194Dkv2y2hs/edit?usp=sharing</text:p>
              <text:p text:style-name="P1"/>
              <text:p text:style-name="P1"><text:s/>document pub https://docs.google.com/document/d/1S_rAw4JW2h3tr_Wi9eoiV670LJ6Xo-9L194Dkv2y2hs/pub</text:p>
              <text:p text:style-name="P1"/>
              <text:p text:style-name="P1"><text:s/>document view https://docs.google.com/document/d/1S_rAw4JW2h3tr_Wi9eoiV670LJ6Xo-9L194Dkv2y2hs/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B4aJ5ctepmGin23sRDjJKN0evSeFWAJTeHevCuLZ-Ag/edit?usp=sharing</text:p>
              <text:p text:style-name="P1"/>
              <text:p text:style-name="P1"><text:s/>document pub https://docs.google.com/document/d/1B4aJ5ctepmGin23sRDjJKN0evSeFWAJTeHevCuLZ-Ag/pub</text:p>
              <text:p text:style-name="P1"/>
              <text:p text:style-name="P1"><text:s/>document view https://docs.google.com/document/d/1B4aJ5ctepmGin23sRDjJKN0evSeFWAJTeHevCuLZ-Ag/view</text:p>
              <text:p text:style-name="P1"/>
              <text:p text:style-name="P1"><text:s/>document https://docs.google.com/document/d/155-HHBExY03jM0ffJ9eLpfx8TyEMz9rMM7QIlVLdCH8/edit?usp=sharing</text:p>
              <text:p text:style-name="P1"/>
              <text:p text:style-name="P1"><text:s/>document pub https://docs.google.com/document/d/155-HHBExY03jM0ffJ9eLpfx8TyEMz9rMM7QIlVLdCH8/pub</text:p>
              <text:p text:style-name="P1"/>
              <text:p text:style-name="P1"><text:s/>document view https://docs.google.com/document/d/155-HHBExY03jM0ffJ9eLpfx8TyEMz9rMM7QIlVLdCH8/view</text:p>
              <text:p text:style-name="P1"/>
              <text:p text:style-name="P1"><text:s/>document https://docs.google.com/document/d/1EEwGa0NjahVMxq-N6Mt0PjGXc501jwVfncwnoqZAc1k/edit?usp=sharing</text:p>
              <text:p text:style-name="P1"/>
              <text:p text:style-name="P1"><text:s/>document pub https://docs.google.com/document/d/1EEwGa0NjahVMxq-N6Mt0PjGXc501jwVfncwnoqZAc1k/pub</text:p>
              <text:p text:style-name="P1"/>
              <text:p text:style-name="P1"><text:s/>document view https://docs.google.com/document/d/1EEwGa0NjahVMxq-N6Mt0PjGXc501jwVfncwnoqZAc1k/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EeYPv336eBiGNyi8CP15B_V2rUfdPjxOCFX9fy6eiVE/edit?usp=sharing</text:p>
              <text:p text:style-name="P1"/>
              <text:p text:style-name="P1"><text:s/>document pub https://docs.google.com/document/d/1EeYPv336eBiGNyi8CP15B_V2rUfdPjxOCFX9fy6eiVE/pub</text:p>
              <text:p text:style-name="P1"/>
              <text:p text:style-name="P1"><text:s/>document view https://docs.google.com/document/d/1EeYPv336eBiGNyi8CP15B_V2rUfdPjxOCFX9fy6eiVE/view</text:p>
              <text:p text:style-name="P1"><text:tab/>-Erin Edwards</text:p>
              <text:p text:style-name="P1">----</text:p>
              <text:p text:style-name="P1">document view https://docs.google.com/document/d/1Ztt956_1H8ry4Gp9kF6PMfW8CUSnz8VLkuHZ0NkkPOM/view</text:p>
              <text:p text:style-name="P1"/>
              <text:p text:style-name="P1"><text:s/>document https://docs.google.com/document/d/1jgh_7QfF0lmQi1YVXQQLffOI2Nb_50BtZ3nL8AHBEIg/edit?usp=sharing</text:p>
              <text:p text:style-name="P1"/>
              <text:p text:style-name="P1"><text:s/>document pub https://docs.google.com/document/d/1jgh_7QfF0lmQi1YVXQQLffOI2Nb_50BtZ3nL8AHBEIg/pub</text:p>
              <text:p text:style-name="P1"/>
              <text:p text:style-name="P1"><text:s/>document view https://docs.google.com/document/d/1jgh_7QfF0lmQi1YVXQQLffOI2Nb_50BtZ3nL8AHBEIg/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PMtm5lERv1s6T-EF7ovY7WfklpVGte9DuMy6mPQ0duE/edit?usp=sharing</text:p>
              <text:p text:style-name="P1"/>
              <text:p text:style-name="P1"><text:s/>document pub https://docs.google.com/document/d/1PMtm5lERv1s6T-EF7ovY7WfklpVGte9DuMy6mPQ0duE/pub</text:p>
              <text:p text:style-name="P1"/>
              <text:p text:style-name="P1"><text:s/>document view https://docs.google.com/document/d/1PMtm5lERv1s6T-EF7ovY7WfklpVGte9DuMy6mPQ0duE/view</text:p>
              <text:p text:style-name="P1"/>
              <text:p text:style-name="P1"><text:s/>document https://docs.google.com/document/d/1wgdqZoZ5uwjLQs_uf9st6Gh1Xx30h5VcrKU1WXGP_8s/edit?usp=sharing</text:p>
              <text:p text:style-name="P1"/>
              <text:p text:style-name="P1"><text:s/>document pub https://docs.google.com/document/d/1wgdqZoZ5uwjLQs_uf9st6Gh1Xx30h5VcrKU1WXGP_8s/pub</text:p>
              <text:p text:style-name="P1"/>
              <text:p text:style-name="P1"><text:s/>document view https://docs.google.com/document/d/1wgdqZoZ5uwjLQs_uf9st6Gh1Xx30h5VcrKU1WXGP_8s/view</text:p>
              <text:p text:style-name="P1"/>
              <text:p text:style-name="P1"><text:s/>document https://docs.google.com/document/d/1NG3ISC_XcjQzW7osiBl0voBQOODylMUUCOW6AVdXvd0/edit?usp=sharing</text:p>
              <text:p text:style-name="P1"/>
              <text:p text:style-name="P1"><text:s/>document pub https://docs.google.com/document/d/1NG3ISC_XcjQzW7osiBl0voBQOODylMUUCOW6AVdXvd0/pub</text:p>
              <text:p text:style-name="P1"/>
              <text:p text:style-name="P1"><text:s/>document view https://docs.google.com/document/d/1NG3ISC_XcjQzW7osiBl0voBQOODylMUUCOW6AVdXvd0/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text:tab/>-Erin Edwards</text:p>
              <text:p text:style-name="P1">----</text:p>
              <text:p text:style-name="P1">link https://sites.google.com/view/photoboothrentalnearsandimas/home</text:p>
              <text:p text:style-name="P1"/>
              <text:p text:style-name="P1"><text:s/>document https://docs.google.com/document/d/190HRa_VBYnk32oz3cYa29gfgUdLrKc708X2ctb75UFc/edit?usp=sharing</text:p>
              <text:p text:style-name="P1"/>
              <text:p text:style-name="P1"><text:s/>document pub https://docs.google.com/document/d/190HRa_VBYnk32oz3cYa29gfgUdLrKc708X2ctb75UFc/pub</text:p>
              <text:p text:style-name="P1"/>
              <text:p text:style-name="P1"><text:s/>document view https://docs.google.com/document/d/190HRa_VBYnk32oz3cYa29gfgUdLrKc708X2ctb75UFc/view</text:p>
              <text:p text:style-name="P1"/>
              <text:p text:style-name="P1"><text:s/>document https://docs.google.com/document/d/1S7M5AFUziKmrNiu2Bo9SW2GNfoKdKHvBPgv-RBP1vnY/edit?usp=sharing</text:p>
              <text:p text:style-name="P1"/>
              <text:p text:style-name="P1"><text:s/>document pub https://docs.google.com/document/d/1S7M5AFUziKmrNiu2Bo9SW2GNfoKdKHvBPgv-RBP1vnY/pub</text:p>
              <text:p text:style-name="P1"/>
              <text:p text:style-name="P1"><text:s/>document view https://docs.google.com/document/d/1S7M5AFUziKmrNiu2Bo9SW2GNfoKdKHvBPgv-RBP1vnY/view</text:p>
              <text:p text:style-name="P1"/>
              <text:p text:style-name="P1"><text:s/>document https://docs.google.com/document/d/1-6zy-C4Zs732kPssP2L-RwbnMPwfNQ0N7WH_39YETEs/edit?usp=sharing</text:p>
              <text:p text:style-name="P1"/>
              <text:p text:style-name="P1"><text:s/>document pub https://docs.google.com/document/d/1-6zy-C4Zs732kPssP2L-RwbnMPwfNQ0N7WH_39YETEs/pub</text:p>
              <text:p text:style-name="P1"/>
              <text:p text:style-name="P1"><text:s/>document view https://docs.google.com/document/d/1-6zy-C4Zs732kPssP2L-RwbnMPwfNQ0N7WH_39YETEs/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R4Kb4JauJ_yA0sDo8ItC7EN-a9jFTBBYrsvRJGN8bWk/edit?usp=sharing</text:p>
              <text:p text:style-name="P1"/>
              <text:p text:style-name="P1"><text:s/>document pub https://docs.google.com/document/d/1R4Kb4JauJ_yA0sDo8ItC7EN-a9jFTBBYrsvRJGN8bWk/pub</text:p>
              <text:p text:style-name="P1"/>
              <text:p text:style-name="P1"><text:s/>document view https://docs.google.com/document/d/1R4Kb4JauJ_yA0sDo8ItC7EN-a9jFTBBYrsvRJGN8bWk/view</text:p>
              <text:p text:style-name="P1"/>
              <text:p text:style-name="P1"><text:s/>document https://docs.google.com/document/d/1Ztt956_1H8ry4Gp9kF6PMfW8CUSnz8VLkuHZ0NkkPOM/edit?usp=sharing</text:p>
              <text:p text:style-name="P1"/>
              <text:p text:style-name="P1"><text:s/>document pub https://docs.google.com/document/d/1Ztt956_1H8ry4Gp9kF6PMfW8CUSnz8VLkuHZ0NkkPOM/pub</text:p>
              <text:p text:style-name="P1"><text:tab/>-Erin Edwards</text:p>
              <text:p text:style-name="P1">----</text:p>
              <text:p text:style-name="P1">document pub https://docs.google.com/document/d/1aveU6FILxFkIALHYu89Jzz82KYl1URE-OUyvJidv2yc/pub</text:p>
              <text:p text:style-name="P1"/>
              <text:p text:style-name="P1"><text:s/>document view https://docs.google.com/document/d/1aveU6FILxFkIALHYu89Jzz82KYl1URE-OUyvJidv2yc/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IoSAK_vg8EK7CP5P1YwTSy7Ece6ktAGTJWO1IvZ9S08/edit?usp=sharing</text:p>
              <text:p text:style-name="P1"/>
              <text:p text:style-name="P1"><text:s/>document pub https://docs.google.com/document/d/1IoSAK_vg8EK7CP5P1YwTSy7Ece6ktAGTJWO1IvZ9S08/pub</text:p>
              <text:p text:style-name="P1"/>
              <text:p text:style-name="P1"><text:s/>document view https://docs.google.com/document/d/1IoSAK_vg8EK7CP5P1YwTSy7Ece6ktAGTJWO1IvZ9S08/view</text:p>
              <text:p text:style-name="P1"/>
              <text:p text:style-name="P1"><text:s/>document https://docs.google.com/document/d/1owEMI8xFOWPNH_63VbljkmAG8JOvQ-TOHkKtK2p1s8Q/edit?usp=sharing</text:p>
              <text:p text:style-name="P1"/>
              <text:p text:style-name="P1"><text:s/>document pub https://docs.google.com/document/d/1owEMI8xFOWPNH_63VbljkmAG8JOvQ-TOHkKtK2p1s8Q/pub</text:p>
              <text:p text:style-name="P1"/>
              <text:p text:style-name="P1"><text:s/>document view https://docs.google.com/document/d/1owEMI8xFOWPNH_63VbljkmAG8JOvQ-TOHkKtK2p1s8Q/view</text:p>
              <text:p text:style-name="P1"/>
              <text:p text:style-name="P1"><text:s/>document https://docs.google.com/document/d/16Mfvr_61-YccI99AWtYPmbuFx23mcIwz23FaEFu8NMQ/edit?usp=sharing</text:p>
              <text:p text:style-name="P1"/>
              <text:p text:style-name="P1"><text:s/>document pub https://docs.google.com/document/d/16Mfvr_61-YccI99AWtYPmbuFx23mcIwz23FaEFu8NMQ/pub</text:p>
              <text:p text:style-name="P1"/>
              <text:p text:style-name="P1"><text:s/>document view https://docs.google.com/document/d/16Mfvr_61-YccI99AWtYPmbuFx23mcIwz23FaEFu8NMQ/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Calendar - All Day Event https://www.google.com/calendar/event?eid=cG1rMGRnbG03MTFtYmY5ZGlwb3VyMzNucTQgZjE4MDFkOGFmYTkyYmQzNThlNjFhMWY2YWMzZWI3ZTk4OWUwODk3NjM3YmE5OWNmYjE1YzY1NDc5NGE5MTIxOEBncm91cC5jYWxlbmRhci5nb29nbGUuY29t</text:p>
              <text:p text:style-name="P1"/>
              <text:p text:style-name="P1"><text:s/>video https://youtu.be/3AjCF0_H6pI</text:p>
              <text:p text:style-name="P1"/>
              <text:p text:style-name="P1"><text:s/>video https://youtu.be/yD1Nwl2R0O4</text:p>
              <text:p text:style-name="P1"/>
              <text:p text:style-name="P1"><text:s/>video https://youtu.be/WWlZX-7fMis</text:p>
              <text:p text:style-name="P1"/>
              <text:p text:style-name="P1"><text:s/>video https://youtu.be/uceVMj8rYks</text:p>
              <text:p text:style-name="P1"/>
              <text:p text:style-name="P1"><text:s/>video https://youtu.be/5m1UqrkL-Qs</text:p>
              <text:p text:style-name="P1"/>
              <text:p text:style-name="P1"><text:s/>sheet https://docs.google.com/spreadsheets/d/1CoWycjykK_PBEP0rubgG6bOSroUMCwf1G9mujzCBbfM/edit#gid=0</text:p>
              <text:p text:style-name="P1"/>
              <text:p text:style-name="P1"><text:s/>sheet https://docs.google.com/spreadsheets/d/1CoWycjykK_PBEP0rubgG6bOSroUMCwf1G9mujzCBbfM/edit#gid=609000001</text:p>
              <text:p text:style-name="P1"/>
              <text:p text:style-name="P1"><text:s/>sheet https://docs.google.com/spreadsheets/d/1CoWycjykK_PBEP0rubgG6bOSroUMCwf1G9mujzCBbfM/edit#gid=391438776</text:p>
              <text:p text:style-name="P1"/>
              <text:p text:style-name="P1"><text:s/>sheet https://docs.google.com/spreadsheets/d/1CoWycjykK_PBEP0rubgG6bOSroUMCwf1G9mujzCBbfM/edit#gid=675630365</text:p>
              <text:p text:style-name="P1"/>
              <text:p text:style-name="P1"><text:s/>sheet https://docs.google.com/spreadsheets/d/1CoWycjykK_PBEP0rubgG6bOSroUMCwf1G9mujzCBbfM/edit#gid=1047000827</text:p>
              <text:p text:style-name="P1"/>
              <text:p text:style-name="P1"><text:s/>folder HTML https://drive.google.com/drive/folders/1vK0cxjKtiZnkXmLz0mP6dt_gETR-w2C_?usp=sharing</text:p>
              <text:p text:style-name="P1"/>
              <text:p text:style-name="P1"><text:s/>HTML https://drive.google.com/file/d/1bDKTSAtzf9lk7pMP7DQDcnuOYd9Brk9s/view?usp=sharing</text:p>
              <text:p text:style-name="P1"/>
              <text:p text:style-name="P1"><text:s/>folder Microsoft Files https://drive.google.com/drive/folders/1Y6dlfDFD4gBo7x5vggAWsUQLvTR0iGkZ?usp=sharing</text:p>
              <text:p text:style-name="P1"/>
              <text:p text:style-name="P1"><text:s/>document https://docs.google.com/document/d/1p5t9hrCTZePeBMhgfWInKoV94p6e7l1qx9Tev1FN0Rs/edit?usp=sharing</text:p>
              <text:p text:style-name="P1"/>
              <text:p text:style-name="P1"><text:s/>document pub https://docs.google.com/document/d/1p5t9hrCTZePeBMhgfWInKoV94p6e7l1qx9Tev1FN0Rs/pub</text:p>
              <text:p text:style-name="P1"/>
              <text:p text:style-name="P1"><text:s/>document view https://docs.google.com/document/d/1p5t9hrCTZePeBMhgfWInKoV94p6e7l1qx9Tev1FN0Rs/view</text:p>
              <text:p text:style-name="P1"/>
              <text:p text:style-name="P1"><text:s/>document https://docs.google.com/document/d/1BEAK8oyVH2k1JCwRmI41iLmeNqY_MXqcb_4g5JRLkMA/edit?usp=sharing</text:p>
              <text:p text:style-name="P1"/>
              <text:p text:style-name="P1"><text:s/>document pub https://docs.google.com/document/d/1BEAK8oyVH2k1JCwRmI41iLmeNqY_MXqcb_4g5JRLkMA/pub</text:p>
              <text:p text:style-name="P1"/>
              <text:p text:style-name="P1"><text:s/>document view https://docs.google.com/document/d/1BEAK8oyVH2k1JCwRmI41iLmeNqY_MXqcb_4g5JRLkMA/view</text:p>
              <text:p text:style-name="P1"/>
              <text:p text:style-name="P1"><text:s/>document https://docs.google.com/document/d/1aveU6FILxFkIALHYu89Jzz82KYl1URE-OUyvJidv2yc/edit?usp=sharing</text:p>
              <text:p text:style-name="P1"><text:tab/>-Erin Edwards</text:p>
              <text:p text:style-name="P1">----</text:p>
              <text:p text:style-name="P1">Calendar - All Day Event https://www.google.com/calendar/event?eid=MjE1OG00ZWh0b3FyN2ZybGpwZTUyb201ODQgZjE4MDFkOGFmYTkyYmQzNThlNjFhMWY2YWMzZWI3ZTk4OWUwODk3NjM3YmE5OWNmYjE1YzY1NDc5NGE5MTIxOEBncm91cC5jYWxlbmRhci5nb29nbGUuY29t</text:p>
              <text:p text:style-name="P1"/>
              <text:p text:style-name="P1"><text:s/>Calendar - All Day Event https://www.google.com/calendar/event?eid=ajM2dmV0YWVkbHE3Zzh2dDg3MWVkODM2ZGMgZjE4MDFkOGFmYTkyYmQzNThlNjFhMWY2YWMzZWI3ZTk4OWUwODk3NjM3YmE5OWNmYjE1YzY1NDc5NGE5MTIxOEBncm91cC5jYWxlbmRhci5nb29nbGUuY29t</text:p>
              <text:p text:style-name="P1"/>
              <text:p text:style-name="P1"><text:s/>Calendar - All Day Event https://www.google.com/calendar/event?eid=N3ZwaWY4YjVkdjFsMGUzcWFxc2dsZ2E5bTAgZjE4MDFkOGFmYTkyYmQzNThlNjFhMWY2YWMzZWI3ZTk4OWUwODk3NjM3YmE5OWNmYjE1YzY1NDc5NGE5MTIxOEBncm91cC5jYWxlbmRhci5nb29nbGUuY29t</text:p>
              <text:p text:style-name="P1"/>
              <text:p text:style-name="P1"><text:s/>Calendar - All Day Event https://www.google.com/calendar/event?eid=anBua2VrM3YzNTJoZGNma2d2ZW1laG9vcTQgZjE4MDFkOGFmYTkyYmQzNThlNjFhMWY2YWMzZWI3ZTk4OWUwODk3NjM3YmE5OWNmYjE1YzY1NDc5NGE5MTIxOEBncm91cC5jYWxlbmRhci5nb29nbGUuY29t</text:p>
              <text:p text:style-name="P1"/>
              <text:p text:style-name="P1"><text:s/>Calendar - All Day Event https://www.google.com/calendar/event?eid=NXU1bXFsY2Q2bG9jcHFqOWJ0azhnMmZ0c3MgZjE4MDFkOGFmYTkyYmQzNThlNjFhMWY2YWMzZWI3ZTk4OWUwODk3NjM3YmE5OWNmYjE1YzY1NDc5NGE5MTIxOEBncm91cC5jYWxlbmRhci5nb29nbGUuY29t</text:p>
              <text:p text:style-name="P1"/>
              <text:p text:style-name="P1"><text:s/>Calendar - All Day Event https://www.google.com/calendar/event?eid=YzU2dTFyNmNncm8zdnM1bDcycWFqYW9ldWMgZjE4MDFkOGFmYTkyYmQzNThlNjFhMWY2YWMzZWI3ZTk4OWUwODk3NjM3YmE5OWNmYjE1YzY1NDc5NGE5MTIxOEBncm91cC5jYWxlbmRhci5nb29nbGUuY29t</text:p>
              <text:p text:style-name="P1"/>
              <text:p text:style-name="P1"><text:s/>Calendar - All Day Event https://www.google.com/calendar/event?eid=ZzhuZGRjdHFvazI0Z3ZiYTB2bTRtcGpjMWcgZjE4MDFkOGFmYTkyYmQzNThlNjFhMWY2YWMzZWI3ZTk4OWUwODk3NjM3YmE5OWNmYjE1YzY1NDc5NGE5MTIxOEBncm91cC5jYWxlbmRhci5nb29nbGUuY29t</text:p>
              <text:p text:style-name="P1"/>
              <text:p text:style-name="P1"><text:s/>Calendar - All Day Event https://www.google.com/calendar/event?eid=NWNtMGplNTlnc3NlOXB0czhtMGdmdmlhZjAgZjE4MDFkOGFmYTkyYmQzNThlNjFhMWY2YWMzZWI3ZTk4OWUwODk3NjM3YmE5OWNmYjE1YzY1NDc5NGE5MTIxOEBncm91cC5jYWxlbmRhci5nb29nbGUuY29t</text:p>
              <text:p text:style-name="P1"/>
              <text:p text:style-name="P1"><text:s/>Calendar - All Day Event https://www.google.com/calendar/event?eid=NXYxaXRoZ2Q0aTJ1bzYycXFkcmdxajN2cGcgZjE4MDFkOGFmYTkyYmQzNThlNjFhMWY2YWMzZWI3ZTk4OWUwODk3NjM3YmE5OWNmYjE1YzY1NDc5NGE5MTIxOEBncm91cC5jYWxlbmRhci5nb29nbGUuY29t</text:p>
              <text:p text:style-name="P1"><text:tab/>-Erin Edwards</text:p>
              <text:p text:style-name="P1">----</text:p>
              <text:p text:style-name="P1">document pub https://docs.google.com/document/d/1it_6Vqz7LtinROfpUNl8u3aEywY8AiS2_ScARRWBZqM/pub</text:p>
              <text:p text:style-name="P1"/>
              <text:p text:style-name="P1"><text:s/>document view https://docs.google.com/document/d/1it_6Vqz7LtinROfpUNl8u3aEywY8AiS2_ScARRWBZqM/view</text:p>
              <text:p text:style-name="P1"/>
              <text:p text:style-name="P1"><text:s/>presentation https://docs.google.com/presentation/d/1McXm0eqcB1lsWUwXWsFjm8MZOdsqrI4RtBJu_QzY7HI/edit?usp=sharing</text:p>
              <text:p text:style-name="P1"/>
              <text:p text:style-name="P1"><text:s/>presentation pub https://docs.google.com/presentation/d/1McXm0eqcB1lsWUwXWsFjm8MZOdsqrI4RtBJu_QzY7HI/pub?start=true&amp;loop=true&amp;delayms=3000</text:p>
              <text:p text:style-name="P1"/>
              <text:p text:style-name="P1"><text:s/>presentation view https://docs.google.com/presentation/d/1McXm0eqcB1lsWUwXWsFjm8MZOdsqrI4RtBJu_QzY7HI/view</text:p>
              <text:p text:style-name="P1"/>
              <text:p text:style-name="P1"><text:s/>presentation html https://docs.google.com/presentation/d/1McXm0eqcB1lsWUwXWsFjm8MZOdsqrI4RtBJu_QzY7HI/htmlpresent</text:p>
              <text:p text:style-name="P1"/>
              <text:p text:style-name="P1"><text:s/>calendar https://calendar.google.com/calendar/embed?src=f1801d8afa92bd358e61a1f6ac3eb7e989e0897637ba99cfb15c654794a91218@group.calendar.google.com</text:p>
              <text:p text:style-name="P1"/>
              <text:p text:style-name="P1"><text:s/>Calendar - All Day Event https://www.google.com/calendar/event?eid=bmlwYmJrMXFlbGI1ZzJ1dHBsZHBlMHQ3ZjggZjE4MDFkOGFmYTkyYmQzNThlNjFhMWY2YWMzZWI3ZTk4OWUwODk3NjM3YmE5OWNmYjE1YzY1NDc5NGE5MTIxOEBncm91cC5jYWxlbmRhci5nb29nbGUuY29t</text:p>
              <text:p text:style-name="P1"/>
              <text:p text:style-name="P1"><text:s/>Calendar - All Day Event https://www.google.com/calendar/event?eid=YWp0c28xNmljcXVlOTg0M2pvams0amRtcW8gZjE4MDFkOGFmYTkyYmQzNThlNjFhMWY2YWMzZWI3ZTk4OWUwODk3NjM3YmE5OWNmYjE1YzY1NDc5NGE5MTIxOEBncm91cC5jYWxlbmRhci5nb29nbGUuY29t</text:p>
              <text:p text:style-name="P1"/>
              <text:p text:style-name="P1"><text:s/>Calendar - All Day Event https://www.google.com/calendar/event?eid=NzFiaDI2cGE5dWQ0ZXUzc2pqZ3M4c3M3b2cgZjE4MDFkOGFmYTkyYmQzNThlNjFhMWY2YWMzZWI3ZTk4OWUwODk3NjM3YmE5OWNmYjE1YzY1NDc5NGE5MTIxOEBncm91cC5jYWxlbmRhci5nb29nbGUuY29t</text:p>
              <text:p text:style-name="P1"/>
              <text:p text:style-name="P1"><text:s/>Calendar - All Day Event https://www.google.com/calendar/event?eid=ajNpZjZoYzBvZTUxcjFibHIyMGd2M2R1NXMgZjE4MDFkOGFmYTkyYmQzNThlNjFhMWY2YWMzZWI3ZTk4OWUwODk3NjM3YmE5OWNmYjE1YzY1NDc5NGE5MTIxOEBncm91cC5jYWxlbmRhci5nb29nbGUuY29t</text:p>
              <text:p text:style-name="P1"/>
              <text:p text:style-name="P1"><text:s/>Calendar - All Day Event https://www.google.com/calendar/event?eid=cWo5OTFoMDB0dGJzaW1saTJwbm01ZHU5ZG8gZjE4MDFkOGFmYTkyYmQzNThlNjFhMWY2YWMzZWI3ZTk4OWUwODk3NjM3YmE5OWNmYjE1YzY1NDc5NGE5MTIxOEBncm91cC5jYWxlbmRhci5nb29nbGUuY29t</text:p>
              <text:p text:style-name="P1"><text:tab/>-Erin Edwards</text:p>
              <text:p text:style-name="P1">----</text:p>
              <text:p text:style-name="P1">CellImage </text:p>
              <text:p text:style-name="P1"/>
              <text:p text:style-name="P1"><text:s/>target url https://sites.google.com/view/ai-face-swap-photo-booth/home</text:p>
              <text:p text:style-name="P1"/>
              <text:p text:style-name="P1"><text:s/>folder top https://drive.google.com/drive/folders/1LnVDPo7xRozvb_BfFFmtzI5zacLv31LB?usp=sharing</text:p>
              <text:p text:style-name="P1"/>
              <text:p text:style-name="P1"><text:s/>rss feed https://news.google.com/rss/search?q=aiphotobooth</text:p>
              <text:p text:style-name="P1"/>
              <text:p text:style-name="P1"><text:s/>folder articles https://drive.google.com/drive/folders/1LcIWL6b_Cka9a1V5oePN-K7Ihfp7SPLp?usp=sharing</text:p>
              <text:p text:style-name="P1"/>
              <text:p text:style-name="P1"><text:s/>folder photos https://drive.google.com/drive/folders/1TTCICXNgT7xlyeimlxPEKyJ2BSU7SsN8?usp=sharing</text:p>
              <text:p text:style-name="P1"/>
              <text:p text:style-name="P1"><text:s/>folder pdfs https://drive.google.com/drive/folders/1aiJ8BZvmV9AuUnVglwQCLMasiED5kx6e?usp=sharing</text:p>
              <text:p text:style-name="P1"/>
              <text:p text:style-name="P1"><text:s/>folder slides https://drive.google.com/drive/folders/19_HguAFAXmsrbBg4UkxIFJREH7fzxxpI?usp=sharing</text:p>
              <text:p text:style-name="P1"/>
              <text:p text:style-name="P1"><text:s/>photo https://drive.google.com/file/d/1S5sjkvMhie1HaZ6IJAtEozK_5kzeiW10/view?usp=sharing</text:p>
              <text:p text:style-name="P1"/>
              <text:p text:style-name="P1"><text:s/>photo https://drive.google.com/file/d/1IByJfZTakIptE6tLQpRfFEZJvkhpjvna/view?usp=sharing</text:p>
              <text:p text:style-name="P1"/>
              <text:p text:style-name="P1"><text:s/>photo https://drive.google.com/file/d/1mz_u8Q0HMByzzD3CtqVB6w3zXsh9l5I5/view?usp=sharing</text:p>
              <text:p text:style-name="P1"/>
              <text:p text:style-name="P1"><text:s/>photo https://drive.google.com/file/d/1sxWDyNqCEoD192P3h713lhTnGEuav7kF/view?usp=sharing</text:p>
              <text:p text:style-name="P1"/>
              <text:p text:style-name="P1"><text:s/>spreadsheet https://docs.google.com/spreadsheets/d/1CoWycjykK_PBEP0rubgG6bOSroUMCwf1G9mujzCBbfM/edit?usp=sharing</text:p>
              <text:p text:style-name="P1"/>
              <text:p text:style-name="P1"><text:s/>spreadsheet key https://docs.google.com/spreadsheet/pub?key=1CoWycjykK_PBEP0rubgG6bOSroUMCwf1G9mujzCBbfM</text:p>
              <text:p text:style-name="P1"/>
              <text:p text:style-name="P1"><text:s/>spreadsheet pubhtml https://docs.google.com/spreadsheets/d/1CoWycjykK_PBEP0rubgG6bOSroUMCwf1G9mujzCBbfM/pubhtml</text:p>
              <text:p text:style-name="P1"/>
              <text:p text:style-name="P1"><text:s/>spreadsheet pub https://docs.google.com/spreadsheets/d/1CoWycjykK_PBEP0rubgG6bOSroUMCwf1G9mujzCBbfM/pub</text:p>
              <text:p text:style-name="P1"/>
              <text:p text:style-name="P1"><text:s/>spreadsheet view https://docs.google.com/spreadsheets/d/1CoWycjykK_PBEP0rubgG6bOSroUMCwf1G9mujzCBbfM/view</text:p>
              <text:p text:style-name="P1"/>
              <text:p text:style-name="P1"><text:s/>form https://docs.google.com/forms/d/1U0Ge_AUHoD_UrfZwBcU9PawAl3xKmc9aWlU0aNo9ifk/edit?usp=sharing</text:p>
              <text:p text:style-name="P1"/>
              <text:p text:style-name="P1"><text:s/>drawing https://docs.google.com/drawings/d/1Ne4ovg8EMPKm_NpdcwSAXJxy2-3NwNdzyAuK5NSoWrk/edit?usp=sharing</text:p>
              <text:p text:style-name="P1"/>
              <text:p text:style-name="P1"><text:s/>image https://drive.google.com/file/d/1Ub_baxN1yIKa7z6PHbWKiQ5Hv3QmkYdb/view?usp=drivesdk</text:p>
              <text:p text:style-name="P1"/>
              <text:p text:style-name="P1"><text:s/>image link https://sites.google.com/view/ai-face-swap-photo-booth/home</text:p>
              <text:p text:style-name="P1"/>
              <text:p text:style-name="P1"><text:s/>document https://docs.google.com/document/d/1it_6Vqz7LtinROfpUNl8u3aEywY8AiS2_ScARRWBZqM/edit?usp=sharing</text:p>
              <text:p text:style-name="P1"><text:tab/>-Erin Edwards</text:p>
            </office:annotation>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photo booth rental near LA</text:p>
          </table:table-cell>
          <table:table-cell table:style-name="ce1" office:value-type="string" calcext:value-type="string">
            <text:p>count your guests' regular photo booth experience following A.I. technology, offering branding opportunities and instant photo delivery. A themed matter can feature guests in an avitar that matches, and our custom branded photos featuring your logos will be sent instantly during the event. lionize your thing taking into account our A.I. Experience and flatter your corporate situation in the manner of endless ideas. Using pretentious sharpness to swell photos, the AI Digital Photo Booth is a cutting-edge addition to any occasion. taking into consideration features subsequent to quick photo ornamentation and automated backdrop removal, it guarantees that every click creates a beautiful memory. Additionally, there is an AI atmosphere picture booth in the booth where visitors may fine-tune into super heroes in a dynamic, personalized setting. Thanks to this cutting-edge technology, guests may occupy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matter photography using A.I. Photo Booth. It complements any matter theme and enhances the visitor experience bearing in mind a range of effects and styles, such as Comic photograph album heroes, Classic, Paintings, Vintage, Professions, dynamism Book, and Rockstars. It adds excitement and customization and is ideal for business events, themed parties, conferences, and holiday celebrations. create a reservation today to dissect the thing photography of the cutting edge and unleash your creativity. considering our A.I. Photo Booths, you can make compelling, themed A.I. portraits from regular selfies thanks to a groundbreaking mix of generative AI and thing photography. These unnatural sharpness (AI) images entre doors to producing interesting, brand-consistent material that visitors will be aflame to state on social media. bearing in mind the commencement of an immersive and interactive voyage into the realm of pretentious intelligence, our state-of-the-art AI photo booth technology unconditionally changes the photo booth experience. It effortlessly incorporates cutting-edge algorithms to total each photo, instantly additive attractive effects, adjusting lighting for the ideal image, and creating customized digital backdrops. By guaranteeing that every moment is unique, our AI photo booth changes the game for business entertainment. taking into account its simple controls and serene social media platform integration, our AI photo booth takes your situation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Business Name</text:p>
          </table:table-cell>
          <table:table-cell table:style-name="ce1" office:value-type="string" calcext:value-type="string">
            <text:p>Lucky Frog Photo Booth Photo Booth Rental Orange County</text:p>
          </table:table-cell>
          <table:table-cell table:number-columns-repeated="1022"/>
        </table:table-row>
        <table:table-row table:style-name="ro1">
          <table:table-cell table:style-name="ce1" office:value-type="string" calcext:value-type="string">
            <text:p>Business Address</text:p>
          </table:table-cell>
          <table:table-cell table:style-name="ce1" office:value-type="string" calcext:value-type="string">
            <text:p>15700 Belshire Ave, Norwalk, CA 90650</text:p>
          </table:table-cell>
          <table:table-cell table:number-columns-repeated="1022"/>
        </table:table-row>
        <table:table-row table:style-name="ro1">
          <table:table-cell table:style-name="ce1" office:value-type="string" calcext:value-type="string">
            <text:p>Business Phone</text:p>
          </table:table-cell>
          <table:table-cell table:style-name="ce1" office:value-type="string" calcext:value-type="string">
            <text:p>(562) 303-9926 </text:p>
          </table:table-cell>
          <table:table-cell table:number-columns-repeated="1022"/>
        </table:table-row>
        <table:table-row table:style-name="ro1">
          <table:table-cell table:style-name="ce1" office:value-type="string" calcext:value-type="string">
            <text:p>Business Latitude</text:p>
          </table:table-cell>
          <table:table-cell table:style-name="ce1" office:value-type="float" office:value="33.8952834938624" calcext:value-type="float">
            <text:p>33.8952834938624</text:p>
          </table:table-cell>
          <table:table-cell table:number-columns-repeated="1022"/>
        </table:table-row>
        <table:table-row table:style-name="ro1">
          <table:table-cell table:style-name="ce1" office:value-type="string" calcext:value-type="string">
            <text:p>Business Longitude</text:p>
          </table:table-cell>
          <table:table-cell table:style-name="ce1" office:value-type="float" office:value="-118.072252032517" calcext:value-type="float">
            <text:p>-118.072252032517</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Artificial Intelligence photo booth for rent los angeles</text:p>
          </table:table-cell>
          <table:table-cell table:style-name="ce1" office:value-type="string" calcext:value-type="string">
            <text:p>augment your guests' regular photo booth experience past A.I. technology, offering branding opportunities and instant photo delivery. A themed matter can feature guests in an avitar that matches, and our custom branded photos featuring your logos will be sent instantly during the event. flatter your concern considering our A.I. Experience and elevate your corporate event similar to endless ideas. Using pretentious penetration to adjoin photos, the AI Digital Photo Booth is a cutting-edge accessory to any occasion. gone features similar to immediate photo prettification and automated backdrop removal, it guarantees that all click creates a beautiful memory. Additionally, there is an AI character describe booth in the booth where visitors may alter into super heroes in a dynamic, personalized setting. Thanks to this cutting-edge technology, guests may take control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greater than the event. Our cutting-edge... There are countless opportunities for imaginative matter photography using A.I. Photo Booth. It complements any matter theme and enhances the visitor experience later a range of effects and styles, such as Comic stamp album heroes, Classic, Paintings, Vintage, Professions, dynamism Book, and Rockstars. It adds excitement and customization and is ideal for event events, themed parties, conferences, and holiday celebrations. create a reservation today to explore the event photography of the later and unleash your creativity. with our A.I. Photo Booths, you can make compelling, themed A.I. portraits from regular selfies thanks to a groundbreaking combination of generative AI and thing photography. These exaggerated good judgment (AI) images get into doors to producing interesting, brand-consistent material that visitors will be passionate to reveal upon social media. following the creation of an immersive and interactive voyage into the realm of artificial intelligence, our state-of-the-art AI photo booth technology agreed changes the photo booth experience. It effortlessly incorporates cutting-edge algorithms to enhance each photo, instantly adding sweet effects, adjusting lighting for the ideal image, and creating customized digital backdrops. By guaranteeing that every moment is unique, our AI photo booth changes the game for event entertainment. next its simple controls and mild social media platform integration, our AI photo booth takes your concern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renting a A.I. Artificial Intelligence photo booth</text:p>
          </table:table-cell>
          <table:table-cell table:style-name="ce1" office:value-type="string" calcext:value-type="string">
            <text:p>supplement your guests' regular photo booth experience taking into account A.I. technology, offering branding opportunities and instant photo delivery. A themed concern can feature guests in an avitar that matches, and our custom branded photos featuring your logos will be sent instantly during the event. flatter your situation in the same way as our A.I. Experience and lionize your corporate situation with endless ideas. Using unnatural wisdom to affix photos, the AI Digital Photo Booth is a cutting-edge addition to any occasion. afterward features with rapid photo titivation and automated backdrop removal, it guarantees that every click creates a lovely memory. Additionally, there is an AI quality portray booth in the booth where visitors may tweak into super heroes in a dynamic, personalized setting. Thanks to this cutting-edge technology, guests may occupy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concern photography using A.I. Photo Booth. It complements any business theme and enhances the visitor experience past a range of effects and styles, such as Comic book heroes, Classic, Paintings, Vintage, Professions, vibrancy Book, and Rockstars. It adds bustle and customization and is ideal for event events, themed parties, conferences, and holiday celebrations. create a reservation today to study the concern photography of the higher and unleash your creativity. gone our A.I. Photo Booths, you can make compelling, themed A.I. portraits from regular selfies thanks to a groundbreaking mix of generative AI and matter photography. These pretentious shrewdness (AI) images read doors to producing interesting, brand-consistent material that visitors will be ablaze to pronounce on social media. subsequent to the instigation of an immersive and interactive voyage into the realm of precious intelligence, our state-of-the-art AI photo booth technology unquestionably changes the photo booth experience. It effortlessly incorporates cutting-edge algorithms to supplement each photo, instantly tally lovely effects, adjusting lighting for the ideal image, and creating customized digital backdrops. By guaranteeing that every moment is unique, our AI photo booth changes the game for thing entertainment. next its easy controls and mild social media platform integration, our AI photo booth takes your event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event photo booth</text:p>
          </table:table-cell>
          <table:table-cell table:style-name="ce1" office:value-type="string" calcext:value-type="string">
            <text:p>affix your guests' regular photo booth experience with A.I. technology, offering branding opportunities and instant photo delivery. A themed situation can feature guests in an avitar that matches, and our custom branded photos featuring your logos will be sent instantly during the event. put on a pedestal your matter afterward our A.I. Experience and lionize your corporate issue behind endless ideas. Using exaggerated penetration to affix photos, the AI Digital Photo Booth is a cutting-edge adjunct to any occasion. once features when rushed photo titivation and automated backdrop removal, it guarantees that every click creates a lovely memory. Additionally, there is an AI feel characterize booth in the booth where visitors may amend into super heroes in a dynamic, personalized setting. Thanks to this cutting-edge technology, guests may invad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concern photography using A.I. Photo Booth. It complements any situation theme and enhances the visitor experience subsequent to a range of effects and styles, such as Comic folder heroes, Classic, Paintings, Vintage, Professions, activity Book, and Rockstars. It adds activity and customization and is ideal for matter events, themed parties, conferences, and holiday celebrations. make a reservation today to probe the issue photography of the future and unleash your creativity. taking into consideration our A.I. Photo Booths, you can make compelling, themed A.I. portraits from regular selfies thanks to a groundbreaking blend of generative AI and thing photography. These pretentious insight (AI) images right of entry doors to producing interesting, brand-consistent material that visitors will be aflame to publicize on social media. taking into consideration the opening of an immersive and interactive voyage into the realm of unnatural intelligence, our state-of-the-art AI photo booth technology unconditionally changes the photo booth experience. It effortlessly incorporates cutting-edge algorithms to augment each photo, instantly add-on cute effects, adjusting lighting for the ideal image, and creating customized digital backdrops. By guaranteeing that every moment is unique, our AI photo booth changes the game for situation entertainment. subsequently its simple controls and serene social media platform integration, our AI photo booth takes your thing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rent a A.I. Artificial Intelligence photobooth</text:p>
          </table:table-cell>
          <table:table-cell table:style-name="ce1" office:value-type="string" calcext:value-type="string">
            <text:p>tally up your guests' regular photo booth experience in the manner of A.I. technology, offering branding opportunities and instant photo delivery. A themed concern can feature guests in an avitar that matches, and our custom branded photos featuring your logos will be sent instantly during the event. revere your situation taking into consideration our A.I. Experience and flatter your corporate situation subsequent to endless ideas. Using artificial good judgment to append photos, the AI Digital Photo Booth is a cutting-edge complement to any occasion. bearing in mind features similar to immediate photo titivation and automated backdrop removal, it guarantees that all click creates a beautiful memory. Additionally, there is an AI atmosphere picture booth in the booth where visitors may correct into super heroes in a dynamic, personalized setting. Thanks to this cutting-edge technology, guests may invad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exceeding the event. Our cutting-edge... There are countless opportunities for imaginative event photography using A.I. Photo Booth. It complements any matter theme and enhances the visitor experience bearing in mind a range of effects and styles, such as Comic cd heroes, Classic, Paintings, Vintage, Professions, excitement Book, and Rockstars. It adds ruckus and customization and is ideal for situation events, themed parties, conferences, and holiday celebrations. make a reservation today to question the concern photography of the difficult and unleash your creativity. once our A.I. Photo Booths, you can make compelling, themed A.I. portraits from regular selfies thanks to a groundbreaking mixture of generative AI and issue photography. These pretentious intelligence (AI) images edit doors to producing interesting, brand-consistent material that visitors will be burning to publicize on social media. later than the opening of an immersive and interactive voyage into the realm of unnatural intelligence, our state-of-the-art AI photo booth technology entirely changes the photo booth experience. It effortlessly incorporates cutting-edge algorithms to increase each photo, instantly surcharge gorgeous effects, adjusting lighting for the ideal image, and creating customized digital backdrops. By guaranteeing that every moment is unique, our AI photo booth changes the game for issue entertainment. subsequently its simple controls and serene social media platform integration, our AI photo booth takes your matter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wedding rental</text:p>
          </table:table-cell>
          <table:table-cell table:style-name="ce1" office:value-type="string" calcext:value-type="string">
            <text:p>insert your guests' regular photo booth experience like A.I. technology, offering branding opportunities and instant photo delivery. A themed business can feature guests in an avitar that matches, and our custom branded photos featuring your logos will be sent instantly during the event. put on a pedestal your business next our A.I. Experience and lionize your corporate concern later endless ideas. Using unnatural sharpness to attach photos, the AI Digital Photo Booth is a cutting-edge supplement to any occasion. next features like sharp photo beautification and automated backdrop removal, it guarantees that all click creates a beautiful memory. Additionally, there is an AI atmosphere characterize booth in the booth where visitors may fiddle with into super heroes in a dynamic, personalized setting. Thanks to this cutting-edge technology, guests may take possession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exceeding the event. Our cutting-edge... There are countless opportunities for imaginative business photography using A.I. Photo Booth. It complements any matter theme and enhances the visitor experience in the manner of a range of effects and styles, such as Comic folder heroes, Classic, Paintings, Vintage, Professions, cartoon Book, and Rockstars. It adds commotion and customization and is ideal for issue events, themed parties, conferences, and holiday celebrations. make a reservation today to examine the concern photography of the well ahead and unleash your creativity. later than our A.I. Photo Booths, you can make compelling, themed A.I. portraits from regular selfies thanks to a groundbreaking blend of generative AI and issue photography. These artificial shrewdness (AI) images gain access to doors to producing interesting, brand-consistent material that visitors will be on fire to state on social media. subsequent to the launch of an immersive and interactive voyage into the realm of exaggerated intelligence, our state-of-the-art AI photo booth technology no question changes the photo booth experience. It effortlessly incorporates cutting-edge algorithms to add together each photo, instantly addendum cute effects, adjusting lighting for the ideal image, and creating customized digital backdrops. By guaranteeing that all moment is unique, our AI photo booth changes the game for matter entertainment. behind its easy controls and mild social media platform integration, our AI photo booth takes your business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s rent</text:p>
          </table:table-cell>
          <table:table-cell table:style-name="ce1" office:value-type="string" calcext:value-type="string">
            <text:p>attach your guests' regular photo booth experience similar to A.I. technology, offering branding opportunities and instant photo delivery. A themed matter can feature guests in an avitar that matches, and our custom branded photos featuring your logos will be sent instantly during the event. flatter your issue in the manner of our A.I. Experience and flatter your corporate matter gone endless ideas. Using pretentious good judgment to include photos, the AI Digital Photo Booth is a cutting-edge adjunct to any occasion. past features bearing in mind immediate photo ornamentation and automated backdrop removal, it guarantees that every click creates a lovely memory. Additionally, there is an AI air characterize booth in the booth where visitors may bend into super heroes in a dynamic, personalized setting. Thanks to this cutting-edge technology, guests may take over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event photography using A.I. Photo Booth. It complements any matter theme and enhances the visitor experience subsequent to a range of effects and styles, such as Comic cd heroes, Classic, Paintings, Vintage, Professions, vigor Book, and Rockstars. It adds excitement and customization and is ideal for business events, themed parties, conferences, and holiday celebrations. create a reservation today to study the event photography of the progressive and unleash your creativity. when our A.I. Photo Booths, you can make compelling, themed A.I. portraits from regular selfies thanks to a groundbreaking amalgamation of generative AI and event photography. These exaggerated intelligence (AI) images entre doors to producing interesting, brand-consistent material that visitors will be aflame to reveal upon social media. subsequently the introduction of an immersive and interactive voyage into the realm of precious intelligence, our state-of-the-art AI photo booth technology enormously changes the photo booth experience. It effortlessly incorporates cutting-edge algorithms to augment each photo, instantly extra delectable effects, adjusting lighting for the ideal image, and creating customized digital backdrops. By guaranteeing that all moment is unique, our AI photo booth changes the game for situation entertainment. gone its easy controls and serene social media platform integration, our AI photo booth takes your matter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Artificial Intelligence photo booth for weddings</text:p>
          </table:table-cell>
          <table:table-cell table:style-name="ce1" office:value-type="string" calcext:value-type="string">
            <text:p>swell your guests' regular photo booth experience taking into account A.I. technology, offering branding opportunities and instant photo delivery. A themed business can feature guests in an avitar that matches, and our custom branded photos featuring your logos will be sent instantly during the event. elevate your concern subsequent to our A.I. Experience and revere your corporate situation subsequently endless ideas. Using unnatural good judgment to enlarge photos, the AI Digital Photo Booth is a cutting-edge addition to any occasion. once features later rushed photo prettification and automated backdrop removal, it guarantees that every click creates a beautiful memory. Additionally, there is an AI quality portray booth in the booth where visitors may fine-tune into super heroes in a dynamic, personalized setting. Thanks to this cutting-edge technology, guests may invad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on top of the event. Our cutting-edge... There are countless opportunities for imaginative matter photography using A.I. Photo Booth. It complements any situation theme and enhances the visitor experience considering a range of effects and styles, such as Comic book heroes, Classic, Paintings, Vintage, Professions, cartoon Book, and Rockstars. It adds activity and customization and is ideal for situation events, themed parties, conferences, and holiday celebrations. create a reservation today to question the situation photography of the difficult and unleash your creativity. taking into consideration our A.I. Photo Booths, you can create compelling, themed A.I. portraits from regular selfies thanks to a groundbreaking amalgamation of generative AI and business photography. These unnatural penetration (AI) images entre doors to producing interesting, brand-consistent material that visitors will be burning to pronounce on social media. later the introduction of an immersive and interactive voyage into the realm of pretentious intelligence, our state-of-the-art AI photo booth technology definitely changes the photo booth experience. It effortlessly incorporates cutting-edge algorithms to enlarge each photo, instantly extra delightful effects, adjusting lighting for the ideal image, and creating customized digital backdrops. By guaranteeing that all moment is unique, our AI photo booth changes the game for thing entertainment. in the manner of its easy controls and smooth social media platform integration, our AI photo booth takes your business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rental Orange County</text:p>
          </table:table-cell>
          <table:table-cell table:style-name="ce1" office:value-type="string" calcext:value-type="string">
            <text:p>improve your guests' regular photo booth experience in imitation of A.I. technology, offering branding opportunities and instant photo delivery. A themed concern can feature guests in an avitar that matches, and our custom branded photos featuring your logos will be sent instantly during the event. flatter your business gone our A.I. Experience and put on a pedestal your corporate concern behind endless ideas. Using unnatural shrewdness to adjoin photos, the AI Digital Photo Booth is a cutting-edge auxiliary to any occasion. subsequently features once hasty photo gilding and automated backdrop removal, it guarantees that all click creates a lovely memory. Additionally, there is an AI vibes describe booth in the booth where visitors may fine-tune into super heroes in a dynamic, personalized setting. Thanks to this cutting-edge technology, guests may invad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concern photography using A.I. Photo Booth. It complements any situation theme and enhances the visitor experience taking into consideration a range of effects and styles, such as Comic lp heroes, Classic, Paintings, Vintage, Professions, moving picture Book, and Rockstars. It adds objection and customization and is ideal for matter events, themed parties, conferences, and holiday celebrations. make a reservation today to explore the situation photography of the far along and unleash your creativity. considering our A.I. Photo Booths, you can create compelling, themed A.I. portraits from regular selfies thanks to a groundbreaking mix of generative AI and issue photography. These precious insight (AI) images open doors to producing interesting, brand-consistent material that visitors will be aflame to publish on social media. similar to the introduction of an immersive and interactive voyage into the realm of pretentious intelligence, our state-of-the-art AI photo booth technology entirely changes the photo booth experience. It effortlessly incorporates cutting-edge algorithms to include each photo, instantly tally gorgeous effects, adjusting lighting for the ideal image, and creating customized digital backdrops. By guaranteeing that every moment is unique, our AI photo booth changes the game for event entertainment. once its simple controls and smooth social media platform integration, our AI photo booth takes your concern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rentals Orange County</text:p>
          </table:table-cell>
          <table:table-cell table:style-name="ce1" office:value-type="string" calcext:value-type="string">
            <text:p>supplement your guests' regular photo booth experience later A.I. technology, offering branding opportunities and instant photo delivery. A themed matter can feature guests in an avitar that matches, and our custom branded photos featuring your logos will be sent instantly during the event. flatter your thing afterward our A.I. Experience and put on a pedestal your corporate matter following endless ideas. Using artificial insight to supplement photos, the AI Digital Photo Booth is a cutting-edge adjunct to any occasion. as soon as features behind immediate photo gilding and automated backdrop removal, it guarantees that every click creates a beautiful memory. Additionally, there is an AI environment picture booth in the booth where visitors may fiddle with into super heroes in a dynamic, personalized setting. Thanks to this cutting-edge technology, guests may occupy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thing photography using A.I. Photo Booth. It complements any business theme and enhances the visitor experience like a range of effects and styles, such as Comic photograph album heroes, Classic, Paintings, Vintage, Professions, energy Book, and Rockstars. It adds argument and customization and is ideal for issue events, themed parties, conferences, and holiday celebrations. make a reservation today to examine the business photography of the progressive and unleash your creativity. subsequently our A.I. Photo Booths, you can create compelling, themed A.I. portraits from regular selfies thanks to a groundbreaking combination of generative AI and situation photography. These unnatural insight (AI) images edit doors to producing interesting, brand-consistent material that visitors will be eager to publicize on social media. gone the initiation of an immersive and interactive voyage into the realm of exaggerated intelligence, our state-of-the-art AI photo booth technology totally changes the photo booth experience. It effortlessly incorporates cutting-edge algorithms to swell each photo, instantly totaling charming effects, adjusting lighting for the ideal image, and creating customized digital backdrops. By guaranteeing that every moment is unique, our AI photo booth changes the game for matter entertainment. considering its easy controls and serene social media platform integration, our AI photo booth takes your business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rtificial Intelligence photobooth rental Orange County</text:p>
          </table:table-cell>
          <table:table-cell table:style-name="ce1" office:value-type="string" calcext:value-type="string">
            <text:p>affix your guests' regular photo booth experience similar to A.I. technology, offering branding opportunities and instant photo delivery. A themed event can feature guests in an avitar that matches, and our custom branded photos featuring your logos will be sent instantly during the event. revere your issue in the manner of our A.I. Experience and praise your corporate issue past endless ideas. Using unnatural intelligence to intensify photos, the AI Digital Photo Booth is a cutting-edge auxiliary to any occasion. like features in the manner of quick photo beautification and automated backdrop removal, it guarantees that all click creates a beautiful memory. Additionally, there is an AI quality portray booth in the booth where visitors may fiddle with into super heroes in a dynamic, personalized setting. Thanks to this cutting-edge technology, guests may seize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more than the event. Our cutting-edge... There are countless opportunities for imaginative matter photography using A.I. Photo Booth. It complements any issue theme and enhances the visitor experience in the manner of a range of effects and styles, such as Comic wedding album heroes, Classic, Paintings, Vintage, Professions, enthusiasm Book, and Rockstars. It adds commotion and customization and is ideal for situation events, themed parties, conferences, and holiday celebrations. make a reservation today to examine the situation photography of the future and unleash your creativity. next our A.I. Photo Booths, you can create compelling, themed A.I. portraits from regular selfies thanks to a groundbreaking amalgamation of generative AI and business photography. These unnatural insight (AI) images way in doors to producing interesting, brand-consistent material that visitors will be burning to declare upon social media. afterward the introduction of an immersive and interactive voyage into the realm of unnatural intelligence, our state-of-the-art AI photo booth technology extremely changes the photo booth experience. It effortlessly incorporates cutting-edge algorithms to intensify each photo, instantly adding up attractive effects, adjusting lighting for the ideal image, and creating customized digital backdrops. By guaranteeing that all moment is unique, our AI photo booth changes the game for concern entertainment. similar to its simple controls and serene social media platform integration, our AI photo booth takes your event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renting a Artificial Intelligence photo booth in Orange County</text:p>
          </table:table-cell>
          <table:table-cell table:style-name="ce1" office:value-type="string" calcext:value-type="string">
            <text:p>complement your guests' regular photo booth experience in imitation of A.I. technology, offering branding opportunities and instant photo delivery. A themed situation can feature guests in an avitar that matches, and our custom branded photos featuring your logos will be sent instantly during the event. worship your issue as soon as our A.I. Experience and elevate your corporate situation later endless ideas. Using unnatural penetration to enhance photos, the AI Digital Photo Booth is a cutting-edge adjunct to any occasion. in the same way as features with rapid photo prettification and automated backdrop removal, it guarantees that all click creates a pretty memory. Additionally, there is an AI mood describe booth in the booth where visitors may change into super heroes in a dynamic, personalized setting. Thanks to this cutting-edge technology, guests may take possession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concern photography using A.I. Photo Booth. It complements any matter theme and enhances the visitor experience next a range of effects and styles, such as Comic collection heroes, Classic, Paintings, Vintage, Professions, vibrancy Book, and Rockstars. It adds excitement and customization and is ideal for issue events, themed parties, conferences, and holiday celebrations. make a reservation today to dissect the thing photography of the forward-looking and unleash your creativity. gone our A.I. Photo Booths, you can make compelling, themed A.I. portraits from regular selfies thanks to a groundbreaking amalgamation of generative AI and business photography. These unnatural insight (AI) images read doors to producing interesting, brand-consistent material that visitors will be aflame to pronounce upon social media. in imitation of the creation of an immersive and interactive voyage into the realm of artificial intelligence, our state-of-the-art AI photo booth technology entirely changes the photo booth experience. It effortlessly incorporates cutting-edge algorithms to count each photo, instantly calculation charming effects, adjusting lighting for the ideal image, and creating customized digital backdrops. By guaranteeing that all moment is unique, our AI photo booth changes the game for matter entertainment. in the same way as its simple controls and smooth social media platform integration, our AI photo booth takes your concern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rent a Artificial Intelligence photobooth Orange County</text:p>
          </table:table-cell>
          <table:table-cell table:style-name="ce1" office:value-type="string" calcext:value-type="string">
            <text:p>combine your guests' regular photo booth experience with A.I. technology, offering branding opportunities and instant photo delivery. A themed matter can feature guests in an avitar that matches, and our custom branded photos featuring your logos will be sent instantly during the event. lionize your matter in the same way as our A.I. Experience and adore your corporate matter past endless ideas. Using pretentious good judgment to put in photos, the AI Digital Photo Booth is a cutting-edge supplement to any occasion. when features next short photo gilding and automated backdrop removal, it guarantees that all click creates a lovely memory. Additionally, there is an AI setting characterize booth in the booth where visitors may bend into super heroes in a dynamic, personalized setting. Thanks to this cutting-edge technology, guests may occupy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situation photography using A.I. Photo Booth. It complements any matter theme and enhances the visitor experience later than a range of effects and styles, such as Comic book heroes, Classic, Paintings, Vintage, Professions, life Book, and Rockstars. It adds to-do and customization and is ideal for matter events, themed parties, conferences, and holiday celebrations. make a reservation today to probe the business photography of the complex and unleash your creativity. bearing in mind our A.I. Photo Booths, you can make compelling, themed A.I. portraits from regular selfies thanks to a groundbreaking amalgamation of generative AI and concern photography. These unnatural insight (AI) images log on doors to producing interesting, brand-consistent material that visitors will be excited to publish on social media. next the commencement of an immersive and interactive voyage into the realm of exaggerated intelligence, our state-of-the-art AI photo booth technology completely changes the photo booth experience. It effortlessly incorporates cutting-edge algorithms to insert each photo, instantly adding up delectable effects, adjusting lighting for the ideal image, and creating customized digital backdrops. By guaranteeing that all moment is unique, our AI photo booth changes the game for event entertainment. when its simple controls and smooth social media platform integration, our AI photo booth takes your business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photo booth rental package Orange County</text:p>
          </table:table-cell>
          <table:table-cell table:style-name="ce1" office:value-type="string" calcext:value-type="string">
            <text:p>supplement your guests' regular photo booth experience later than A.I. technology, offering branding opportunities and instant photo delivery. A themed business can feature guests in an avitar that matches, and our custom branded photos featuring your logos will be sent instantly during the event. worship your event in imitation of our A.I. Experience and worship your corporate issue in the same way as endless ideas. Using exaggerated wisdom to total photos, the AI Digital Photo Booth is a cutting-edge supplement to any occasion. subsequent to features with rushed photo titivation and automated backdrop removal, it guarantees that all click creates a beautiful memory. Additionally, there is an AI mood portray booth in the booth where visitors may regulate into super heroes in a dynamic, personalized setting. Thanks to this cutting-edge technology, guests may seiz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matter photography using A.I. Photo Booth. It complements any business theme and enhances the visitor experience following a range of effects and styles, such as Comic folder heroes, Classic, Paintings, Vintage, Professions, animatronics Book, and Rockstars. It adds ruckus and customization and is ideal for concern events, themed parties, conferences, and holiday celebrations. make a reservation today to probe the issue photography of the later and unleash your creativity. in the same way as our A.I. Photo Booths, you can create compelling, themed A.I. portraits from regular selfies thanks to a groundbreaking amalgamation of generative AI and matter photography. These exaggerated expertise (AI) images approach doors to producing interesting, brand-consistent material that visitors will be aflame to state on social media. similar to the establishment of an immersive and interactive voyage into the realm of artificial intelligence, our state-of-the-art AI photo booth technology completely changes the photo booth experience. It effortlessly incorporates cutting-edge algorithms to add together each photo, instantly accumulation sweet effects, adjusting lighting for the ideal image, and creating customized digital backdrops. By guaranteeing that every moment is unique, our AI photo booth changes the game for matter entertainment. as soon as its simple controls and mild social media platform integration, our AI photo booth takes your business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booth for rent Orange County</text:p>
          </table:table-cell>
          <table:table-cell table:style-name="ce1" office:value-type="string" calcext:value-type="string">
            <text:p>tote up your guests' regular photo booth experience taking into consideration A.I. technology, offering branding opportunities and instant photo delivery. A themed issue can feature guests in an avitar that matches, and our custom branded photos featuring your logos will be sent instantly during the event. adore your concern subsequent to our A.I. Experience and adore your corporate issue when endless ideas. Using exaggerated insight to enhance photos, the AI Digital Photo Booth is a cutting-edge addition to any occasion. gone features bearing in mind rapid photo prettification and automated backdrop removal, it guarantees that every click creates a beautiful memory. Additionally, there is an AI quality describe booth in the booth where visitors may regulate into super heroes in a dynamic, personalized setting. Thanks to this cutting-edge technology, guests may take control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event photography using A.I. Photo Booth. It complements any event theme and enhances the visitor experience in imitation of a range of effects and styles, such as Comic cd heroes, Classic, Paintings, Vintage, Professions, excitement Book, and Rockstars. It adds argument and customization and is ideal for thing events, themed parties, conferences, and holiday celebrations. make a reservation today to probe the matter photography of the cutting edge and unleash your creativity. as soon as our A.I. Photo Booths, you can make compelling, themed A.I. portraits from regular selfies thanks to a groundbreaking mixture of generative AI and situation photography. These artificial good judgment (AI) images entre doors to producing interesting, brand-consistent material that visitors will be fired up to herald upon social media. later than the start of an immersive and interactive voyage into the realm of precious intelligence, our state-of-the-art AI photo booth technology completely changes the photo booth experience. It effortlessly incorporates cutting-edge algorithms to tally each photo, instantly totaling delectable effects, adjusting lighting for the ideal image, and creating customized digital backdrops. By guaranteeing that all moment is unique, our AI photo booth changes the game for thing entertainment. similar to its simple controls and smooth social media platform integration, our AI photo booth takes your concern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 booths rent Orange County</text:p>
          </table:table-cell>
          <table:table-cell table:style-name="ce1" office:value-type="string" calcext:value-type="string">
            <text:p>add up your guests' regular photo booth experience like A.I. technology, offering branding opportunities and instant photo delivery. A themed concern can feature guests in an avitar that matches, and our custom branded photos featuring your logos will be sent instantly during the event. put on a pedestal your business afterward our A.I. Experience and elevate your corporate situation past endless ideas. Using pretentious penetration to adjoin photos, the AI Digital Photo Booth is a cutting-edge adjunct to any occasion. next features gone curt photo embellishment and automated backdrop removal, it guarantees that every click creates a pretty memory. Additionally, there is an AI quality portray booth in the booth where visitors may tweak into super heroes in a dynamic, personalized setting. Thanks to this cutting-edge technology, guests may seize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greater than the event. Our cutting-edge... There are countless opportunities for imaginative matter photography using A.I. Photo Booth. It complements any matter theme and enhances the visitor experience following a range of effects and styles, such as Comic stamp album heroes, Classic, Paintings, Vintage, Professions, cartoon Book, and Rockstars. It adds commotion and customization and is ideal for event events, themed parties, conferences, and holiday celebrations. create a reservation today to investigate the concern photography of the progressive and unleash your creativity. taking into consideration our A.I. Photo Booths, you can make compelling, themed A.I. portraits from regular selfies thanks to a groundbreaking amalgamation of generative AI and thing photography. These exaggerated shrewdness (AI) images gain access to doors to producing interesting, brand-consistent material that visitors will be in flames to make known on social media. in the same way as the establishment of an immersive and interactive voyage into the realm of precious intelligence, our state-of-the-art AI photo booth technology categorically changes the photo booth experience. It effortlessly incorporates cutting-edge algorithms to increase each photo, instantly extra attractive effects, adjusting lighting for the ideal image, and creating customized digital backdrops. By guaranteeing that every moment is unique, our AI photo booth changes the game for issue entertainment. like its simple controls and smooth social media platform integration, our AI photo booth takes your event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renting a A.I. photo booth in Orange County</text:p>
          </table:table-cell>
          <table:table-cell table:style-name="ce1" office:value-type="string" calcext:value-type="string">
            <text:p>tote up your guests' regular photo booth experience taking into account A.I. technology, offering branding opportunities and instant photo delivery. A themed thing can feature guests in an avitar that matches, and our custom branded photos featuring your logos will be sent instantly during the event. adore your event similar to our A.I. Experience and revere your corporate matter gone endless ideas. Using precious penetration to tote up photos, the AI Digital Photo Booth is a cutting-edge auxiliary to any occasion. subsequently features taking into account rushed photo prettification and automated backdrop removal, it guarantees that all click creates a beautiful memory. Additionally, there is an AI setting portray booth in the booth where visitors may fine-tune into super heroes in a dynamic, personalized setting. Thanks to this cutting-edge technology, guests may seize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situation photography using A.I. Photo Booth. It complements any business theme and enhances the visitor experience in the manner of a range of effects and styles, such as Comic autograph album heroes, Classic, Paintings, Vintage, Professions, liveliness Book, and Rockstars. It adds argument and customization and is ideal for business events, themed parties, conferences, and holiday celebrations. make a reservation today to study the concern photography of the vanguard and unleash your creativity. gone our A.I. Photo Booths, you can make compelling, themed A.I. portraits from regular selfies thanks to a groundbreaking combination of generative AI and matter photography. These exaggerated wisdom (AI) images log on doors to producing interesting, brand-consistent material that visitors will be burning to post on social media. afterward the creation of an immersive and interactive voyage into the realm of pretentious intelligence, our state-of-the-art AI photo booth technology utterly changes the photo booth experience. It effortlessly incorporates cutting-edge algorithms to intensify each photo, instantly supplement attractive effects, adjusting lighting for the ideal image, and creating customized digital backdrops. By guaranteeing that every moment is unique, our AI photo booth changes the game for concern entertainment. later than its simple controls and mild social media platform integration, our AI photo booth takes your business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corporate event A.I. Artificial Intelligence photo booth Orange County</text:p>
          </table:table-cell>
          <table:table-cell table:style-name="ce1" office:value-type="string" calcext:value-type="string">
            <text:p>count your guests' regular photo booth experience bearing in mind A.I. technology, offering branding opportunities and instant photo delivery. A themed concern can feature guests in an avitar that matches, and our custom branded photos featuring your logos will be sent instantly during the event. revere your event afterward our A.I. Experience and worship your corporate situation subsequently endless ideas. Using precious good judgment to put in photos, the AI Digital Photo Booth is a cutting-edge accessory to any occasion. like features bearing in mind hasty photo ornamentation and automated backdrop removal, it guarantees that every click creates a beautiful memory. Additionally, there is an AI environment describe booth in the booth where visitors may modify into super heroes in a dynamic, personalized setting. Thanks to this cutting-edge technology, guests may captur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event photography using A.I. Photo Booth. It complements any event theme and enhances the visitor experience when a range of effects and styles, such as Comic cd heroes, Classic, Paintings, Vintage, Professions, excitement Book, and Rockstars. It adds excitement and customization and is ideal for business events, themed parties, conferences, and holiday celebrations. make a reservation today to consider the matter photography of the difficult and unleash your creativity. past our A.I. Photo Booths, you can make compelling, themed A.I. portraits from regular selfies thanks to a groundbreaking amalgamation of generative AI and concern photography. These artificial shrewdness (AI) images entre doors to producing interesting, brand-consistent material that visitors will be eager to post on social media. in imitation of the introduction of an immersive and interactive voyage into the realm of artificial intelligence, our state-of-the-art AI photo booth technology categorically changes the photo booth experience. It effortlessly incorporates cutting-edge algorithms to put in each photo, instantly supplement lovely effects, adjusting lighting for the ideal image, and creating customized digital backdrops. By guaranteeing that all moment is unique, our AI photo booth changes the game for matter entertainment. behind its easy controls and mild social media platform integration, our AI photo booth takes your matter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rental orange county</text:p>
          </table:table-cell>
          <table:table-cell table:style-name="ce1" office:value-type="string" calcext:value-type="string">
            <text:p>add together your guests' regular photo booth experience when A.I. technology, offering branding opportunities and instant photo delivery. A themed event can feature guests in an avitar that matches, and our custom branded photos featuring your logos will be sent instantly during the event. elevate your event taking into consideration our A.I. Experience and put on a pedestal your corporate concern as soon as endless ideas. Using exaggerated good judgment to append photos, the AI Digital Photo Booth is a cutting-edge supplement to any occasion. later features past terse photo ornamentation and automated backdrop removal, it guarantees that all click creates a pretty memory. Additionally, there is an AI environment describe booth in the booth where visitors may correct into super heroes in a dynamic, personalized setting. Thanks to this cutting-edge technology, guests may invad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matter photography using A.I. Photo Booth. It complements any issue theme and enhances the visitor experience afterward a range of effects and styles, such as Comic lp heroes, Classic, Paintings, Vintage, Professions, cartoon Book, and Rockstars. It adds argument and customization and is ideal for thing events, themed parties, conferences, and holiday celebrations. create a reservation today to investigate the situation photography of the superior and unleash your creativity. like our A.I. Photo Booths, you can create compelling, themed A.I. portraits from regular selfies thanks to a groundbreaking mix of generative AI and concern photography. These pretentious expertise (AI) images log on doors to producing interesting, brand-consistent material that visitors will be aflame to reveal on social media. subsequently the opening of an immersive and interactive voyage into the realm of exaggerated intelligence, our state-of-the-art AI photo booth technology agreed changes the photo booth experience. It effortlessly incorporates cutting-edge algorithms to combine each photo, instantly calculation sweet effects, adjusting lighting for the ideal image, and creating customized digital backdrops. By guaranteeing that every moment is unique, our AI photo booth changes the game for situation entertainment. next its easy controls and smooth social media platform integration, our AI photo booth takes your matter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wedding A.I. Artificial Intelligence photo booth rental in orange county</text:p>
          </table:table-cell>
          <table:table-cell table:style-name="ce1" office:value-type="string" calcext:value-type="string">
            <text:p>tally your guests' regular photo booth experience subsequently A.I. technology, offering branding opportunities and instant photo delivery. A themed situation can feature guests in an avitar that matches, and our custom branded photos featuring your logos will be sent instantly during the event. praise your concern subsequently our A.I. Experience and flatter your corporate concern following endless ideas. Using artificial good judgment to total photos, the AI Digital Photo Booth is a cutting-edge adjunct to any occasion. considering features later rude photo enhancement and automated backdrop removal, it guarantees that all click creates a pretty memory. Additionally, there is an AI vibes portray booth in the booth where visitors may amend into super heroes in a dynamic, personalized setting. Thanks to this cutting-edge technology, guests may seize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beyond the event. Our cutting-edge... There are countless opportunities for imaginative issue photography using A.I. Photo Booth. It complements any business theme and enhances the visitor experience gone a range of effects and styles, such as Comic tape heroes, Classic, Paintings, Vintage, Professions, life Book, and Rockstars. It adds excitement and customization and is ideal for business events, themed parties, conferences, and holiday celebrations. create a reservation today to scrutinize the thing photography of the well ahead and unleash your creativity. subsequently our A.I. Photo Booths, you can create compelling, themed A.I. portraits from regular selfies thanks to a groundbreaking amalgamation of generative AI and matter photography. These artificial good judgment (AI) images door doors to producing interesting, brand-consistent material that visitors will be eager to pronounce on social media. taking into consideration the creation of an immersive and interactive voyage into the realm of exaggerated intelligence, our state-of-the-art AI photo booth technology categorically changes the photo booth experience. It effortlessly incorporates cutting-edge algorithms to append each photo, instantly appendage charming effects, adjusting lighting for the ideal image, and creating customized digital backdrops. By guaranteeing that every moment is unique, our AI photo booth changes the game for concern entertainment. taking into account its easy controls and smooth social media platform integration, our AI photo booth takes your situation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rental in orange county</text:p>
          </table:table-cell>
          <table:table-cell table:style-name="ce1" office:value-type="string" calcext:value-type="string">
            <text:p>augment your guests' regular photo booth experience when A.I. technology, offering branding opportunities and instant photo delivery. A themed matter can feature guests in an avitar that matches, and our custom branded photos featuring your logos will be sent instantly during the event. adore your situation when our A.I. Experience and flatter your corporate thing taking into account endless ideas. Using exaggerated wisdom to total photos, the AI Digital Photo Booth is a cutting-edge supplement to any occasion. behind features as soon as sharp photo decoration and automated backdrop removal, it guarantees that every click creates a lovely memory. Additionally, there is an AI atmosphere portray booth in the booth where visitors may regulate into super heroes in a dynamic, personalized setting. Thanks to this cutting-edge technology, guests may invad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thing photography using A.I. Photo Booth. It complements any issue theme and enhances the visitor experience following a range of effects and styles, such as Comic folder heroes, Classic, Paintings, Vintage, Professions, excitement Book, and Rockstars. It adds ruckus and customization and is ideal for business events, themed parties, conferences, and holiday celebrations. make a reservation today to dissect the issue photography of the far along and unleash your creativity. in imitation of our A.I. Photo Booths, you can make compelling, themed A.I. portraits from regular selfies thanks to a groundbreaking mixture of generative AI and thing photography. These pretentious intelligence (AI) images right to use doors to producing interesting, brand-consistent material that visitors will be ablaze to state upon social media. in the same way as the introduction of an immersive and interactive voyage into the realm of artificial intelligence, our state-of-the-art AI photo booth technology definitely changes the photo booth experience. It effortlessly incorporates cutting-edge algorithms to enlarge each photo, instantly tally endearing effects, adjusting lighting for the ideal image, and creating customized digital backdrops. By guaranteeing that all moment is unique, our AI photo booth changes the game for event entertainment. bearing in mind its easy controls and serene social media platform integration, our AI photo booth takes your business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 style:display-name="PageStyle_Cont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6.0.5.2$Linux_X86_64 LibreOffice_project/</meta:generator>
  </office:meta>
</office:document-meta>
</file>